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0cm"/>
    </style:style>
    <style:style style:name="co5" style:family="table-column">
      <style:table-column-properties fo:break-before="auto" style:column-width="2.51883333333333cm"/>
    </style:style>
    <style:style style:name="co6" style:family="table-column">
      <style:table-column-properties fo:break-before="auto" style:column-width="2.984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.7pt" style:use-optimal-row-height="false" fo:break-before="auto"/>
    </style:style>
    <style:style style:name="ro4" style:family="table-row">
      <style:table-row-properties style:row-height="2.25pt" style:use-optimal-row-height="false" fo:break-before="auto"/>
    </style:style>
    <style:style style:name="ro5" style:family="table-row">
      <style:table-row-properties style:row-height="4.9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plicationDecisionRepor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 table:visibility="collapse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5" table:number-rows-spanned="1" table:style-name="ce5">
            <text:p>Application Decisions: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5" table:number-rows-spanned="1" table:style-name="ce6">
            <text:p>Decisions for period from 01/01/2024 to 21/08/2024</text:p>
          </table:table-cell>
          <table:covered-table-cell table:number-columns-repeated="4"/>
          <table:table-cell table:number-columns-repeated="16378"/>
        </table:table-row>
        <table:table-row table:style-name="ro4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5" table:number-rows-spanned="1" table:style-name="ce6">
            <text:p>Classification: DJELR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number-columns-spanned="5" table:number-rows-spanned="1" table:style-name="ce6">
            <text:p>Mission: New Delhi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/>
          <table:table-cell table:number-columns-repeated="16383" table:style-name="ce2"/>
        </table:table-row>
        <table:table-row table:style-name="ro6">
          <table:table-cell/>
          <table:table-cell table:number-columns-repeated="16383" table:style-name="ce2"/>
        </table:table-row>
        <table:table-row table:style-name="ro7">
          <table:table-cell/>
          <table:table-cell table:style-name="ce2"/>
          <table:table-cell office:value-type="string" table:style-name="ce3">
            <text:p>Application Number</text:p>
          </table:table-cell>
          <table:table-cell office:value-type="string" table:style-name="ce3">
            <text:p>Decision</text:p>
          </table:table-cell>
          <table:table-cell table:number-columns-repeated="16380" table:style-name="ce2"/>
        </table:table-row>
        <table:table-row table:style-name="ro7">
          <table:table-cell/>
          <table:table-cell table:style-name="ce2"/>
          <table:table-cell office:value-type="float" office:value="48056052" table:style-name="ce4">
            <text:p>48056052</text:p>
          </table:table-cell>
          <table:table-cell office:value-type="string" table:style-name="ce4">
            <text:p>Approved</text:p>
          </table:table-cell>
          <table:table-cell table:number-columns-repeated="16380" table:style-name="ce2"/>
        </table:table-row>
        <table:table-row table:style-name="ro7">
          <table:table-cell/>
          <table:table-cell table:style-name="ce2"/>
          <table:table-cell office:value-type="float" office:value="48636352" table:style-name="ce4">
            <text:p>48636352</text:p>
          </table:table-cell>
          <table:table-cell office:value-type="string" table:style-name="ce4">
            <text:p>Approved</text:p>
          </table:table-cell>
          <table:table-cell table:number-columns-repeated="16380" table:style-name="ce2"/>
        </table:table-row>
        <table:table-row table:style-name="ro7">
          <table:table-cell/>
          <table:table-cell table:style-name="ce2"/>
          <table:table-cell office:value-type="float" office:value="48695232" table:style-name="ce4">
            <text:p>48695232</text:p>
          </table:table-cell>
          <table:table-cell office:value-type="string" table:style-name="ce4">
            <text:p>Approved</text:p>
          </table:table-cell>
          <table:table-cell table:number-columns-repeated="16380" table:style-name="ce2"/>
        </table:table-row>
        <table:table-row table:style-name="ro7">
          <table:table-cell/>
          <table:table-cell table:style-name="ce2"/>
          <table:table-cell office:value-type="float" office:value="48695712" table:style-name="ce4">
            <text:p>48695712</text:p>
          </table:table-cell>
          <table:table-cell office:value-type="string" table:style-name="ce4">
            <text:p>Approved</text:p>
          </table:table-cell>
          <table:table-cell table:number-columns-repeated="16380" table:style-name="ce2"/>
        </table:table-row>
        <table:table-row table:style-name="ro7">
          <table:table-cell/>
          <table:table-cell table:style-name="ce2"/>
          <table:table-cell office:value-type="float" office:value="48914132" table:style-name="ce4">
            <text:p>48914132</text:p>
          </table:table-cell>
          <table:table-cell office:value-type="string" table:style-name="ce4">
            <text:p>Approved</text:p>
          </table:table-cell>
          <table:table-cell table:number-columns-repeated="16380" table:style-name="ce2"/>
        </table:table-row>
        <table:table-row table:style-name="ro7">
          <table:table-cell table:number-columns-repeated="2"/>
          <table:table-cell office:value-type="float" office:value="48914592" table:style-name="ce4">
            <text:p>4891459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49265592" table:style-name="ce4">
            <text:p>4926559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49292072" table:style-name="ce4">
            <text:p>492920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0271632" table:style-name="ce4">
            <text:p>5027163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0272312" table:style-name="ce4">
            <text:p>5027231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0769742" table:style-name="ce4">
            <text:p>5076974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1309832" table:style-name="ce4">
            <text:p>5130983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1311072" table:style-name="ce4">
            <text:p>513110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2908572" table:style-name="ce4">
            <text:p>529085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2908742" table:style-name="ce4">
            <text:p>5290874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2908922" table:style-name="ce4">
            <text:p>5290892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3605262" table:style-name="ce4">
            <text:p>5360526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4128712" table:style-name="ce4">
            <text:p>5412871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4721832" table:style-name="ce4">
            <text:p>5472183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4834742" table:style-name="ce4">
            <text:p>5483474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4859142" table:style-name="ce4">
            <text:p>5485914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4985052" table:style-name="ce4">
            <text:p>5498505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5035802" table:style-name="ce4">
            <text:p>5503580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5047192" table:style-name="ce4">
            <text:p>5504719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5047382" table:style-name="ce4">
            <text:p>5504738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5199892" table:style-name="ce4">
            <text:p>5519989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5450772" table:style-name="ce4">
            <text:p>554507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5590042" table:style-name="ce4">
            <text:p>5559004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5848622" table:style-name="ce4">
            <text:p>5584862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5849062" table:style-name="ce4">
            <text:p>5584906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414552" table:style-name="ce4">
            <text:p>5641455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486062" table:style-name="ce4">
            <text:p>5648606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502782" table:style-name="ce4">
            <text:p>5650278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609422" table:style-name="ce4">
            <text:p>5660942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610042" table:style-name="ce4">
            <text:p>5661004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756852" table:style-name="ce4">
            <text:p>5675685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915422" table:style-name="ce4">
            <text:p>5691542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917112" table:style-name="ce4">
            <text:p>5691711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918072" table:style-name="ce4">
            <text:p>5691807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928002" table:style-name="ce4">
            <text:p>569280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928552" table:style-name="ce4">
            <text:p>5692855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928702" table:style-name="ce4">
            <text:p>569287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928992" table:style-name="ce4">
            <text:p>5692899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929212" table:style-name="ce4">
            <text:p>5692921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929372" table:style-name="ce4">
            <text:p>569293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6993942" table:style-name="ce4">
            <text:p>5699394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071702" table:style-name="ce4">
            <text:p>570717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242202" table:style-name="ce4">
            <text:p>572422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243892" table:style-name="ce4">
            <text:p>5724389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279672" table:style-name="ce4">
            <text:p>572796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347512" table:style-name="ce4">
            <text:p>5734751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406442" table:style-name="ce4">
            <text:p>5740644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406952" table:style-name="ce4">
            <text:p>5740695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407432" table:style-name="ce4">
            <text:p>5740743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428982" table:style-name="ce4">
            <text:p>5742898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430922" table:style-name="ce4">
            <text:p>5743092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464682" table:style-name="ce4">
            <text:p>5746468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485532" table:style-name="ce4">
            <text:p>5748553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517902" table:style-name="ce4">
            <text:p>575179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518262" table:style-name="ce4">
            <text:p>5751826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562082" table:style-name="ce4">
            <text:p>5756208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747762" table:style-name="ce4">
            <text:p>5774776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794452" table:style-name="ce4">
            <text:p>5779445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794932" table:style-name="ce4">
            <text:p>5779493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795132" table:style-name="ce4">
            <text:p>5779513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800132" table:style-name="ce4">
            <text:p>5780013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800752" table:style-name="ce4">
            <text:p>5780075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869692" table:style-name="ce4">
            <text:p>5786969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904862" table:style-name="ce4">
            <text:p>5790486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906892" table:style-name="ce4">
            <text:p>5790689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7907712" table:style-name="ce4">
            <text:p>5790771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019542" table:style-name="ce4">
            <text:p>5801954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035192" table:style-name="ce4">
            <text:p>5803519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122472" table:style-name="ce4">
            <text:p>5812247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230482" table:style-name="ce4">
            <text:p>5823048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261262" table:style-name="ce4">
            <text:p>5826126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278082" table:style-name="ce4">
            <text:p>5827808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291642" table:style-name="ce4">
            <text:p>5829164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293072" table:style-name="ce4">
            <text:p>5829307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362932" table:style-name="ce4">
            <text:p>5836293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568262" table:style-name="ce4">
            <text:p>5856826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661032" table:style-name="ce4">
            <text:p>5866103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665492" table:style-name="ce4">
            <text:p>5866549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689502" table:style-name="ce4">
            <text:p>586895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700752" table:style-name="ce4">
            <text:p>5870075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707432" table:style-name="ce4">
            <text:p>5870743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766612" table:style-name="ce4">
            <text:p>5876661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827982" table:style-name="ce4">
            <text:p>5882798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847442" table:style-name="ce4">
            <text:p>5884744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848132" table:style-name="ce4">
            <text:p>5884813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906722" table:style-name="ce4">
            <text:p>5890672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933742" table:style-name="ce4">
            <text:p>5893374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934152" table:style-name="ce4">
            <text:p>5893415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937112" table:style-name="ce4">
            <text:p>5893711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958432" table:style-name="ce4">
            <text:p>5895843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960202" table:style-name="ce4">
            <text:p>589602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961312" table:style-name="ce4">
            <text:p>5896131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8984062" table:style-name="ce4">
            <text:p>5898406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022382" table:style-name="ce4">
            <text:p>5902238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023092" table:style-name="ce4">
            <text:p>5902309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065212" table:style-name="ce4">
            <text:p>5906521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073632" table:style-name="ce4">
            <text:p>5907363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089122" table:style-name="ce4">
            <text:p>5908912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096812" table:style-name="ce4">
            <text:p>5909681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19952" table:style-name="ce4">
            <text:p>5911995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20222" table:style-name="ce4">
            <text:p>5912022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20492" table:style-name="ce4">
            <text:p>5912049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20702" table:style-name="ce4">
            <text:p>591207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20912" table:style-name="ce4">
            <text:p>5912091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31572" table:style-name="ce4">
            <text:p>591315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41572" table:style-name="ce4">
            <text:p>591415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42032" table:style-name="ce4">
            <text:p>5914203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52622" table:style-name="ce4">
            <text:p>5915262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52702" table:style-name="ce4">
            <text:p>591527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55282" table:style-name="ce4">
            <text:p>5915528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55702" table:style-name="ce4">
            <text:p>591557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55812" table:style-name="ce4">
            <text:p>5915581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160002" table:style-name="ce4">
            <text:p>591600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241862" table:style-name="ce4">
            <text:p>5924186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259942" table:style-name="ce4">
            <text:p>5925994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262162" table:style-name="ce4">
            <text:p>5926216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273392" table:style-name="ce4">
            <text:p>5927339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287592" table:style-name="ce4">
            <text:p>5928759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297922" table:style-name="ce4">
            <text:p>5929792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298872" table:style-name="ce4">
            <text:p>592988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304482" table:style-name="ce4">
            <text:p>5930448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315342" table:style-name="ce4">
            <text:p>5931534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316832" table:style-name="ce4">
            <text:p>5931683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321342" table:style-name="ce4">
            <text:p>5932134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335782" table:style-name="ce4">
            <text:p>5933578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336162" table:style-name="ce4">
            <text:p>5933616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355742" table:style-name="ce4">
            <text:p>5935574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368472" table:style-name="ce4">
            <text:p>593684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368772" table:style-name="ce4">
            <text:p>593687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380952" table:style-name="ce4">
            <text:p>5938095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405302" table:style-name="ce4">
            <text:p>5940530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414612" table:style-name="ce4">
            <text:p>5941461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430422" table:style-name="ce4">
            <text:p>5943042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439442" table:style-name="ce4">
            <text:p>5943944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459552" table:style-name="ce4">
            <text:p>5945955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460112" table:style-name="ce4">
            <text:p>5946011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460612" table:style-name="ce4">
            <text:p>5946061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460902" table:style-name="ce4">
            <text:p>5946090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461162" table:style-name="ce4">
            <text:p>5946116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485112" table:style-name="ce4">
            <text:p>5948511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514702" table:style-name="ce4">
            <text:p>5951470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535802" table:style-name="ce4">
            <text:p>5953580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537372" table:style-name="ce4">
            <text:p>59537372</text:p>
          </table:table-cell>
          <table:table-cell office:value-type="string" table:style-name="ce4">
            <text:p>Approv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539832" table:style-name="ce4">
            <text:p>5953983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559292" table:style-name="ce4">
            <text:p>5955929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style-name="ro7">
          <table:table-cell table:number-columns-repeated="2"/>
          <table:table-cell office:value-type="float" office:value="59566282" table:style-name="ce4">
            <text:p>59566282</text:p>
          </table:table-cell>
          <table:table-cell office:value-type="string" table:style-name="ce4">
            <text:p>Refused</text:p>
          </table:table-cell>
          <table:table-cell table:number-columns-repeated="16380"/>
        </table:table-row>
        <table:table-row table:number-rows-repeated="14" table:style-name="ro7">
          <table:table-cell table:number-columns-repeated="2"/>
          <table:table-cell table:number-columns-repeated="16382" table:style-name="ce2"/>
        </table:table-row>
        <table:table-row table:number-rows-repeated="1856" table:style-name="ro7">
          <table:table-cell table:number-columns-repeated="16384"/>
        </table:table-row>
        <table:table-row table:number-rows-repeated="1046544" table:style-name="ro8">
          <table:table-cell table:number-columns-repeated="16384"/>
        </table:table-row>
        <table:named-expressions>
          <table:named-range table:name="Print_Titles" table:cell-range-address="ApplicationDecisionReport.$A$1:ApplicationDecisionReport.$XFD$9" table:base-cell-address="ApplicationDecisionRepor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393700787401575in" fo:margin-left="0.393700787401575in" fo:margin-right="0.393700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Harun Samuel</meta:initial-creator>
    <dc:creator>Vinay Kumar ch</dc:creator>
    <meta:creation-date>2024-08-22T02:52:09Z</meta:creation-date>
    <dc:date>2024-08-22T08:51:05Z</dc:date>
    <meta:editing-duration>PT0S</meta:editing-duration>
    <meta:document-statistic meta:page-count="0" meta:paragraph-count="0" meta:word-count="0" meta:character-count="0" meta:row-count="0" meta:non-whitespace-character-count="0"/>
  </office:meta>
</office:document-meta>
</file>